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svg:stroke-color="#000000" draw:marker-start-width="0.26cm" draw:marker-end-width="0.26cm" draw:fill-color="#fff8dc" draw:textarea-horizontal-align="left" draw:textarea-vertical-align="top" draw:auto-grow-height="false" fo:min-height="8.71cm" fo:min-width="15.06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245cm" draw:marker-end-width="0.245cm" draw:fill-color="#fff68f" draw:textarea-horizontal-align="justify" draw:textarea-vertical-align="middle" draw:auto-grow-height="false" fo:min-height="0.72cm" fo:min-width="15.07cm" fo:padding-top="0.14cm" fo:padding-bottom="0.14cm" fo:padding-left="0.265cm" fo:padding-right="0.265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8dc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68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color="#ce181e"/>
    </style:style>
    <style:style style:name="T2" style:family="text">
      <style:text-properties fo:color="#5e11a6"/>
    </style:style>
    <style:style style:name="T3" style:family="text">
      <style:text-properties fo:color="#000080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draw:layer="layout" svg:width="15.6cm" svg:height="9cm" svg:x="12.2cm" svg:y="2.4cm">
            <text:p text:style-name="P1"><text:span text:style-name="T1">// Bücher selektieren</text:span></text:p>
            <text:p text:style-name="P1">+ findByIsbn( <text:span text:style-name="T2">isbn</text:span> : <text:span text:style-name="T3">String</text:span> ) : <text:span text:style-name="T3">Buch</text:span></text:p>
            <text:p text:style-name="P1">+ findByAutor( <text:span text:style-name="T2">autor</text:span> : <text:span text:style-name="T3">Autor</text:span>) : <text:span text:style-name="T3">List&lt;Buch&gt;</text:span></text:p>
            <text:p text:style-name="P1">+ findByVerlag( <text:span text:style-name="T2">verlag</text:span> : <text:span text:style-name="T3">Verlag</text:span> ) : <text:span text:style-name="T3">List&lt;Buch&gt;</text:span></text:p>
            <text:p text:style-name="P1">+ findByTitleContains( <text:span text:style-name="T2">title</text:span> : <text:span text:style-name="T3">String</text:span> ) : <text:span text:style-name="T3">List&lt;Buch&gt;</text:span></text:p>
            <text:p text:style-name="P1"/>
            <text:p text:style-name="P1"><text:span text:style-name="T1">// Neue Bücher speichern</text:span></text:p>
            <text:p text:style-name="P1">+ saveNew( <text:span text:style-name="T2">buch</text:span> : <text:span text:style-name="T3">Buch</text:span> ) : <text:span text:style-name="T3">Buch</text:span></text:p>
            <text:p text:style-name="P1"/>
            <text:p text:style-name="P1"><text:span text:style-name="T1">// Vorhandene Bücher ändern</text:span></text:p>
            <text:p text:style-name="P1">+ update( <text:span text:style-name="T2">buch</text:span> : <text:span text:style-name="T3">Buch</text:span> ) : <text:span text:style-name="T3">Buch</text:span></text:p>
            <text:p text:style-name="P1">+ delete( <text:span text:style-name="T2">buch</text:span> : <text:span text:style-name="T3">Buch</text:span> ) : <text:span text:style-name="T3">voi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15.6cm" svg:height="1cm" svg:x="12.2cm" svg:y="1.4cm">
            <text:p text:style-name="P3"><text:span text:style-name="T4">Buch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2" draw:layer="layout" svg:width="15.6cm" svg:height="9cm" svg:x="22.4cm" svg:y="15cm">
            <text:p text:style-name="P1"><text:span text:style-name="T1">// Autoren selektieren</text:span></text:p>
            <text:p text:style-name="P1">+ findById( <text:span text:style-name="T2">id</text:span> : <text:span text:style-name="T3">long</text:span> ) : <text:span text:style-name="T3">Autor</text:span></text:p>
            <text:p text:style-name="P1">+ findByNachname( nachname : <text:span text:style-name="T3">String </text:span>) : <text:span text:style-name="T3">List&lt;Autor&gt;</text:span></text:p>
            <text:p text:style-name="P1">+ findByVerlag( <text:span text:style-name="T2">verlag</text:span> : <text:span text:style-name="T3">Verlag</text:span> ) : <text:span text:style-name="T3">List&lt;Autor&gt;</text:span></text:p>
            <text:p text:style-name="P1"/>
            <text:p text:style-name="P1"><text:span text:style-name="T1">// Neue Autoren speichern</text:span></text:p>
            <text:p text:style-name="P1">+ saveNew( <text:span text:style-name="T2">autor</text:span> : <text:span text:style-name="T3">Autor</text:span> ) : <text:span text:style-name="T3">Autor</text:span></text:p>
            <text:p text:style-name="P1"/>
            <text:p text:style-name="P1"><text:span text:style-name="T1">// Vorhandene Autoren ändern</text:span></text:p>
            <text:p text:style-name="P1">+ update( <text:span text:style-name="T2">autor</text:span> : <text:span text:style-name="T3">Autor</text:span> ) : <text:span text:style-name="T3">Autor</text:span></text:p>
            <text:p text:style-name="P1">+ delete( <text:span text:style-name="T2">autor</text:span> : <text:span text:style-name="T3">Autor</text:span> ) : <text:span text:style-name="T3">voi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5.6cm" svg:height="1cm" svg:x="22.4cm" svg:y="14cm">
            <text:p text:style-name="P3"><text:span text:style-name="T4">AutorServic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5.6cm" svg:height="9cm" svg:x="2cm" svg:y="15cm">
            <text:p text:style-name="P1"><text:span text:style-name="T1">// Verlage selektieren</text:span></text:p>
            <text:p text:style-name="P1">+ findById( <text:span text:style-name="T2">id</text:span> : <text:span text:style-name="T3">long</text:span> ) : <text:span text:style-name="T3">Verlag</text:span></text:p>
            <text:p text:style-name="P1">+ findByAutor( <text:span text:style-name="T2">autor</text:span> : <text:span text:style-name="T3">Autor</text:span>) : <text:span text:style-name="T3">List&lt;Verlag&gt;</text:span></text:p>
            <text:p text:style-name="P1"/>
            <text:p text:style-name="P1"><text:span text:style-name="T1">// Neue Verlage speichern</text:span></text:p>
            <text:p text:style-name="P1">+ saveNew( <text:span text:style-name="T2">verlag</text:span> : <text:span text:style-name="T3">Verlag</text:span> ) : <text:span text:style-name="T3">Verlag</text:span></text:p>
            <text:p text:style-name="P1"/>
            <text:p text:style-name="P1"><text:span text:style-name="T1">// Vorhandene Verlage ändern</text:span></text:p>
            <text:p text:style-name="P1">+ update( <text:span text:style-name="T2">verlag</text:span> : <text:span text:style-name="T3">Verlag</text:span> ) : <text:span text:style-name="T3">Verlag</text:span></text:p>
            <text:p text:style-name="P1">+ delete( <text:span text:style-name="T2">verlag</text:span> : <text:span text:style-name="T3">Verlag</text:span> ) : <text:span text:style-name="T3">voi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5.6cm" svg:height="1cm" svg:x="2cm" svg:y="14cm">
            <text:p text:style-name="P3"><text:span text:style-name="T4">VerlagService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76cm" fo:margin-bottom="0cm" fo:text-indent="0cm"/>
      <style:text-properties fo:font-size="3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57cm" fo:margin-bottom="0cm" fo:text-indent="0cm"/>
      <style:text-properties fo:font-size="28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8cm" fo:margin-bottom="0cm" fo:text-indent="0cm"/>
      <style:text-properties fo:font-size="23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2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44.999cm" svg:height="4.174cm" svg:x="2.5cm" svg:y="0.996cm" presentation:class="title" presentation:placeholder="true">
        <draw:text-box/>
      </draw:frame>
      <draw:frame presentation:style-name="Default-outline1" draw:layer="backgroundobjects" svg:width="44.999cm" svg:height="14.499cm" svg:x="2.5cm" svg:y="5.85cm" presentation:class="outline" presentation:placeholder="true">
        <draw:text-box/>
      </draw:frame>
      <draw:frame presentation:style-name="Mpr1" draw:text-style-name="MP2" draw:layer="backgroundobjects" svg:width="11.649cm" svg:height="1.724cm" svg:x="2.5cm" svg:y="22.77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849cm" svg:height="1.724cm" svg:x="17.1cm" svg:y="22.77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649cm" svg:height="1.724cm" svg:x="35.85cm" svg:y="22.77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17T16:53:31.427843691</meta:creation-date>
    <dc:date>2018-02-18T00:04:52.577046041</dc:date>
    <dc:creator>Dennis Schulmeister-Zimolong</dc:creator>
    <meta:editing-duration>PT39M55S</meta:editing-duration>
    <meta:editing-cycles>4</meta:editing-cycles>
    <meta:generator>LibreOffice/5.4.4.2$Linux_X86_64 LibreOffice_project/40m0$Build-2</meta:generator>
    <meta:document-statistic meta:object-count="32"/>
  </office:meta>
</office:document-meta>
</file>